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cc38" officeooo:paragraph-rsid="0020cc38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c38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0cc38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20bd24"/>
    </style:style>
    <style:style style:name="T6" style:family="text">
      <style:text-properties fo:language="en" fo:country="US" officeooo:rsid="0020c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5">December </text:span>202<text:span text:style-name="T4">5</text:span> under the <text:span text:style-name="T5">55th</text:span> PA Meeting.</text:p>
      <text:p text:style-name="P1"/>
      <text:p text:style-name="P1">The Assembly, recognising the current situation,</text:p>
      <text:p text:style-name="P1"/>
      <text:p text:style-name="P5"><text:span text:style-name="T3">Constitutes the need to recognise the Republic of Porpoistan in a victim of the IHC case in </text:span>Motion 55-3: “To organise an IHC with RedPanda_4 as defendant, EI as victim”, <text:span text:style-name="T6">as the station had been partially built on Porpoistani territory without any dialogue or notification.</text:span>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55-3A: To add Porpoistan as victim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9T19:25:46.595885354</dc:date>
    <meta:editing-duration>PT4M1S</meta:editing-duration>
    <meta:editing-cycles>14</meta:editing-cycles>
    <meta:generator>LibreOffice/24.2.7.2$Linux_X86_64 LibreOffice_project/420$Build-2</meta:generator>
    <meta:print-date>2025-12-09T19:25:28.360114308</meta:print-date>
    <meta:printed-by>PDF files</meta:printed-by>
    <meta:document-statistic meta:table-count="0" meta:image-count="0" meta:object-count="0" meta:page-count="1" meta:paragraph-count="8" meta:word-count="79" meta:character-count="495" meta:non-whitespace-character-count="424"/>
  </office:meta>
</office:document-meta>
</file>